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8000001A51A7293F972468156.png" manifest:media-type="image/png"/>
  <manifest:file-entry manifest:full-path="Pictures/1000020100000226000001B16AC20F0F5F202C9D.png" manifest:media-type="image/png"/>
  <manifest:file-entry manifest:full-path="Pictures/10000201000003F4000002DCB875607DF23E8E42.png" manifest:media-type="image/png"/>
  <manifest:file-entry manifest:full-path="Pictures/100002010000041A00000183E31342B5BB5EC0E1.png" manifest:media-type="image/png"/>
  <manifest:file-entry manifest:full-path="Pictures/1000020100000329000003F553F90A95E2F5D006.png" manifest:media-type="image/png"/>
  <manifest:file-entry manifest:full-path="Pictures/10000201000002BC000002BCFA523EA7E0F1883D.png" manifest:media-type="image/png"/>
  <manifest:file-entry manifest:full-path="Pictures/100000000000032000000320D3A17C0F9A5EA9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verda" svg:font-family="verda"/>
    <style:font-face style:name="verdana" svg:font-family="verdana" style:font-family-generic="swiss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42cm"/>
      <style:paragraph-properties style:writing-mode="lr-tb"/>
    </style:style>
    <style:style style:name="gr4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3.46cm" fo:min-width="3.21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1.555cm" fo:min-width="3.2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3.143cm" fo:min-width="3.2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9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3.115cm" fo:min-width="3.21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2.19cm" fo:min-width="2.258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min-height="0.603cm" fo:min-width="3.21cm" fo:padding-top="0.175cm" fo:padding-bottom="0.175cm" fo:padding-left="0.3cm" fo:padding-right="0.3cm"/>
    </style:style>
    <style:style style:name="gr12" style:family="graphic" style:parent-style-name="standard">
      <style:graphic-properties draw:textarea-vertical-align="middl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5.102cm" fo:min-width="0cm" fo:padding-top="0.148cm" fo:padding-bottom="0.148cm" fo:padding-left="0.273cm" fo:padding-right="0.273cm" fo:wrap-option="wrap" draw:shadow="hidden" draw:shadow-offset-x="0.141cm" draw:shadow-offset-y="0cm" draw:shadow-color="#81d41a"/>
    </style:style>
    <style:style style:name="gr14" style:family="graphic" style:parent-style-name="standard" style:list-style-name="L1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6.69cm" fo:min-width="0cm" fo:padding-top="0.148cm" fo:padding-bottom="0.148cm" fo:padding-left="0.273cm" fo:padding-right="0.273cm" fo:wrap-option="wrap" draw:shadow="hidden" draw:shadow-offset-x="0.141cm" draw:shadow-offset-y="0cm" draw:shadow-color="#81d41a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Sans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fo:background-color="#ffffff" style:font-size-asian="12pt" style:font-size-complex="12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3pt" fo:background-color="#ffffff" style:font-size-asian="13pt" style:font-size-complex="13pt"/>
    </style:style>
    <style:style style:name="P9" style:family="paragraph">
      <loext:graphic-properties draw:fill="gradient" draw:fill-color="#ffffff" draw:fill-gradient-name="Filled_20_Green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2pt" fo:background-color="#ffffff" style:font-size-asian="12pt" style:font-size-complex="12pt"/>
    </style:style>
    <style:style style:name="T3" style:family="text">
      <style:text-properties fo:font-size="13pt" fo:background-color="#ffffff" style:font-size-asian="13pt" style:font-size-complex="13pt"/>
    </style:style>
    <style:style style:name="T4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8cm" svg:height="2.858cm" svg:x="6.396cm" svg:y="9.555cm">
          <draw:image xlink:href="Pictures/100000000000032000000320D3A17C0F9A5EA901.png" xlink:type="simple" xlink:show="embed" xlink:actuate="onLoad" draw:mime-type="image/png">
            <text:p/>
          </draw:image>
        </draw:frame>
        <draw:frame draw:style-name="gr1" draw:text-style-name="P2" draw:layer="layout" svg:width="3.545cm" svg:height="3.545cm" svg:x="10.155cm" svg:y="9.185cm">
          <draw:image xlink:href="Pictures/10000201000002BC000002BCFA523EA7E0F1883D.png" xlink:type="simple" xlink:show="embed" xlink:actuate="onLoad" draw:mime-type="image/png">
            <text:p/>
          </draw:image>
        </draw:frame>
        <draw:frame draw:style-name="gr1" draw:text-style-name="P2" draw:layer="layout" svg:width="1.983cm" svg:height="2.483cm" svg:x="2.587cm" svg:y="10.247cm">
          <draw:image xlink:href="Pictures/1000020100000329000003F553F90A95E2F5D006.png" xlink:type="simple" xlink:show="embed" xlink:actuate="onLoad" draw:mime-type="image/png">
            <text:p/>
          </draw:image>
        </draw:frame>
        <draw:frame draw:style-name="gr2" draw:text-style-name="P4" draw:layer="layout" svg:width="3.175cm" svg:height="0.747cm" svg:x="1.952cm" svg:y="9.237cm">
          <draw:text-box>
            <text:p text:style-name="P3"><text:span text:style-name="T1">Control Box</text:span></text:p>
          </draw:text-box>
        </draw:frame>
        <draw:frame draw:style-name="gr3" draw:text-style-name="P4" draw:layer="layout" svg:width="3.175cm" svg:height="0.747cm" svg:x="5.901cm" svg:y="9.237cm">
          <draw:text-box>
            <text:p text:style-name="P3"><text:span text:style-name="T1">3DP</text:span></text:p>
          </draw:text-box>
        </draw:frame>
        <draw:frame draw:style-name="gr2" draw:text-style-name="P4" draw:layer="layout" svg:width="3.175cm" svg:height="0.747cm" svg:x="10.029cm" svg:y="9.294cm">
          <draw:text-box>
            <text:p text:style-name="P3"><text:span text:style-name="T1">Webcam</text:span></text:p>
          </draw:text-box>
        </draw:frame>
        <draw:custom-shape draw:style-name="gr4" draw:text-style-name="P2" xml:id="id2" draw:id="id2" draw:layer="layout" svg:width="3.81cm" svg:height="3.81cm" svg:x="1.635cm" svg:y="9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81cm" svg:height="3.81cm" svg:x="5.762cm" svg:y="9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81cm" svg:height="3.81cm" svg:x="9.89cm" svg:y="9.23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46cm" svg:height="1.27cm" svg:x="3.222cm" svg:y="1.635cm">
            <draw:image xlink:href="Pictures/100002010000041A00000183E31342B5BB5EC0E1.png" xlink:type="simple" xlink:show="embed" xlink:actuate="onLoad" draw:mime-type="image/png">
              <text:p/>
            </draw:image>
          </draw:frame>
          <draw:custom-shape draw:style-name="gr6" draw:text-style-name="P2" draw:layer="layout" svg:width="3.81cm" svg:height="1.905cm" svg:x="3.222cm" svg:y="1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2" draw:layer="layout" svg:width="2.757cm" svg:height="1.994cm" svg:x="6.079cm" svg:y="4.492cm">
          <draw:image xlink:href="Pictures/10000201000003F4000002DCB875607DF23E8E42.png" xlink:type="simple" xlink:show="embed" xlink:actuate="onLoad" draw:mime-type="image/png">
            <text:p/>
          </draw:image>
        </draw:frame>
        <draw:frame draw:style-name="gr2" draw:text-style-name="P4" draw:layer="layout" svg:width="3.175cm" svg:height="0.747cm" svg:x="5.762cm" svg:y="6.772cm">
          <draw:text-box>
            <text:p text:style-name="P3"><text:span text:style-name="T1">Raspberri Pi</text:span></text:p>
          </draw:text-box>
        </draw:frame>
        <draw:custom-shape draw:style-name="gr7" draw:text-style-name="P2" xml:id="id1" draw:id="id1" draw:layer="layout" svg:width="3.81cm" svg:height="3.493cm" svg:x="5.762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858cm" svg:height="2.25cm" svg:x="16.875cm" svg:y="4.465cm">
          <draw:image xlink:href="Pictures/1000020100000226000001B16AC20F0F5F202C9D.png" xlink:type="simple" xlink:show="embed" xlink:actuate="onLoad" draw:mime-type="image/png">
            <text:p/>
          </draw:image>
        </draw:frame>
        <draw:frame draw:style-name="gr8" draw:text-style-name="P4" draw:layer="layout" svg:width="3.492cm" svg:height="1.243cm" svg:x="16.875cm" svg:y="6.688cm">
          <draw:text-box>
            <text:p text:style-name="P3"><text:span text:style-name="T1">Home Server</text:span></text:p>
          </draw:text-box>
        </draw:frame>
        <draw:custom-shape draw:style-name="gr9" draw:text-style-name="P2" xml:id="id5" draw:id="id5" draw:layer="layout" svg:width="3.81cm" svg:height="3.465cm" svg:x="16.557cm" svg:y="4.17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2" draw:layer="layout" svg:width="1.985cm" svg:height="1.607cm" svg:x="17.993cm" svg:y="1.933cm">
            <draw:image xlink:href="Pictures/1000020100000208000001A51A7293F972468156.png" xlink:type="simple" xlink:show="embed" xlink:actuate="onLoad" draw:mime-type="image/png">
              <text:p/>
            </draw:image>
          </draw:frame>
          <draw:frame draw:style-name="gr2" draw:text-style-name="P4" draw:layer="layout" svg:width="3.175cm" svg:height="0.747cm" svg:x="17.675cm" svg:y="1cm">
            <draw:text-box>
              <text:p text:style-name="P3"><text:span text:style-name="T1">Octolapse</text:span></text:p>
            </draw:text-box>
          </draw:frame>
          <draw:custom-shape draw:style-name="gr10" draw:text-style-name="P2" draw:layer="layout" svg:width="2.858cm" svg:height="2.54cm" svg:x="17.675cm" svg:y="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3.81cm" svg:height="0.953cm" svg:x="7.349cm" svg:y="1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1cm" svg:height="1.243cm" svg:x="7.349cm" svg:y="1.317cm">
            <draw:text-box>
              <text:p text:style-name="P3"><text:span text:style-name="T1">ser2net_server</text:span></text:p>
            </draw:text-box>
          </draw:frame>
        </draw:g>
        <draw:g>
          <draw:custom-shape draw:style-name="gr11" draw:text-style-name="P2" draw:layer="layout" svg:width="3.81cm" svg:height="0.953cm" svg:x="7.349cm" svg:y="2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1cm" svg:height="1.243cm" svg:x="7.349cm" svg:y="2.587cm">
            <draw:text-box>
              <text:p text:style-name="P3"><text:span text:style-name="T1">mjpg_streamer</text:span></text:p>
            </draw:text-box>
          </draw:frame>
        </draw:g>
        <draw:connector draw:style-name="gr12" draw:text-style-name="P6" draw:layer="layout" svg:x1="7.667cm" svg:y1="7.667cm" svg:x2="3.54cm" svg:y2="9.237cm" draw:start-shape="id1" draw:start-glue-point="2" draw:end-shape="id2" draw:end-glue-point="0" svg:d="M7667 7667v785h-4127v785" svg:viewBox="0 0 4128 1571">
          <text:p text:style-name="P5"><text:span text:style-name="T2">GPIO</text:span></text:p>
        </draw:connector>
        <draw:connector draw:style-name="gr12" draw:text-style-name="P8" draw:layer="layout" svg:x1="7.667cm" svg:y1="9.237cm" svg:x2="7.667cm" svg:y2="7.667cm" draw:start-shape="id3" draw:start-glue-point="0" draw:end-shape="id1" draw:end-glue-point="2" svg:d="M7667 9237v-1570" svg:viewBox="0 0 1 1571">
          <text:p text:style-name="P7"><text:span text:style-name="T2"/></text:p>
          <text:p text:style-name="P7"><text:span text:style-name="T2"/></text:p>
          <text:p text:style-name="P7"><text:span text:style-name="T3">USB</text:span></text:p>
        </draw:connector>
        <draw:connector draw:style-name="gr12" draw:text-style-name="P6" draw:layer="layout" svg:x1="7.667cm" svg:y1="7.667cm" svg:x2="11.795cm" svg:y2="9.237cm" draw:start-shape="id1" draw:start-glue-point="2" draw:end-shape="id4" draw:end-glue-point="0" svg:d="M7667 7667v785h4128v785" svg:viewBox="0 0 4129 1571">
          <text:p text:style-name="P5"><text:span text:style-name="T2">USB</text:span></text:p>
        </draw:connector>
        <draw:connector draw:style-name="gr12" draw:text-style-name="P5" draw:layer="layout" svg:x1="9.572cm" svg:y1="5.92cm" svg:x2="16.557cm" svg:y2="5.907cm" draw:start-shape="id1" draw:start-glue-point="1" draw:end-shape="id5" draw:end-glue-point="3" svg:d="M9572 5920h3493v-13h3492" svg:viewBox="0 0 6986 14">
          <text:p text:style-name="P5"><text:span text:style-name="T4">LAN</text:span></text:p>
        </draw:connector>
        <draw:custom-shape draw:name="pentagon" draw:style-name="gr13" draw:text-style-name="P9" draw:layer="layout" svg:width="0.351cm" svg:height="5.397cm" draw:transform="rotate (-1.5707963267949) translate (20.367cm 3.657cm)">
          <text:p/>
          <draw:enhanced-geometry draw:mirror-horizontal="false" draw:mirror-vertical="false" svg:viewBox="0 0 0 0" draw:text-areas="0 0 ?f5 ?f8" draw:type="ooxml-homePlate" draw:modifiers="41194.9685534591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_0" draw:style-name="gr14" draw:text-style-name="P9" draw:layer="layout" svg:width="0.435cm" svg:height="6.985cm" draw:transform="rotate (-1.5707963267949) translate (10.742cm 3.64cm)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g>
          <draw:custom-shape draw:style-name="gr11" draw:text-style-name="P2" draw:layer="layout" svg:width="3.81cm" svg:height="0.953cm" svg:x="13.7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3.81cm" svg:height="1.243cm" svg:x="13.7cm" svg:y="2.27cm">
            <draw:text-box>
              <text:p text:style-name="P3"><text:span text:style-name="T1">ser2net_cli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verda" svg:font-family="verda"/>
    <style:font-face style:name="verdana" svg:font-family="verdana" style:font-family-generic="swiss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77bc65" draw:end-color="#127622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8T17:57:48.003874736</meta:creation-date>
    <dc:date>2020-11-08T20:50:13.357149358</dc:date>
    <meta:editing-duration>PT22M30S</meta:editing-duration>
    <meta:editing-cycles>7</meta:editing-cycles>
    <meta:generator>LibreOffice/7.0.3.1$Linux_X86_64 LibreOffice_project/00$Build-1</meta:generator>
    <meta:document-statistic meta:object-count="37"/>
  </office:meta>
</office:document-meta>
</file>